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5pt solid #000000">
        <style:background-image/>
      </style:table-cell-properties>
    </style:style>
    <style:style style:name="Tabla4.A2" style:family="table-cell">
      <style:table-cell-properties fo:background-color="#dae5f5" fo:padding="0cm" fo:border-left="0.05pt solid #000000" fo:border-right="none" fo:border-top="none" fo:border-bottom="0.05pt solid #000000">
        <style:background-image/>
      </style:table-cell-properties>
    </style:style>
    <style:style style:name="Tabla4.F2" style:family="table-cell">
      <style:table-cell-properties fo:background-color="#dae5f5" fo:padding="0cm" fo:border-left="0.05pt solid #000000" fo:border-right="0.05pt solid #000000" fo:border-top="none" fo:border-bottom="0.05pt solid #000000">
        <style:background-image/>
      </style:table-cell-properties>
    </style:style>
    <style:style style:name="Tabla4.A3" style:family="table-cell">
      <style:table-cell-properties fo:background-color="transparent" fo:padding="0cm" fo:border-left="0.05pt solid #000000" fo:border-right="none" fo:border-top="none" fo:border-bottom="0.05pt solid #000000">
        <style:background-image/>
      </style:table-cell-properties>
    </style:style>
    <style:style style:name="Tabla4.F3" style:family="table-cell">
      <style:table-cell-properties fo:background-color="transparent" fo:padding="0cm" fo:border-left="0.05pt solid #000000" fo:border-right="0.05pt solid #000000" fo:border-top="none" fo:border-bottom="0.05pt solid #000000">
        <style:background-image/>
      </style:table-cell-properties>
    </style:style>
    <style:style style:name="P1"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P2"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P4" style:family="paragraph" style:parent-style-name="Table_20_Contents">
      <style:text-properties fo:font-size="8pt" officeooo:rsid="001711eb" officeooo:paragraph-rsid="001711eb" style:font-size-asian="8pt" style:font-size-complex="8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paragraph-properties fo:text-align="start" style:justify-single-word="false"/>
      <style:text-properties officeooo:rsid="0017706e" officeooo:paragraph-rsid="0017706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paragraph-rsid="001d6fa4"/>
    </style:style>
    <style:style style:name="P9" style:family="paragraph" style:parent-style-name="Table_20_Contents">
      <style:paragraph-properties fo:text-align="center" style:justify-single-word="false"/>
      <style:text-properties officeooo:rsid="0018561b" officeooo:paragraph-rsid="0018561b"/>
    </style:style>
    <style:style style:name="P10" style:family="paragraph" style:parent-style-name="Table_20_Contents">
      <loext:graphic-properties draw:fill="solid" draw:fill-color="#7da7d8" draw:opacity="100%"/>
      <style:paragraph-properties fo:text-align="center" style:justify-single-word="false" fo:background-color="#7da7d8"/>
      <style:text-properties fo:font-size="14pt" officeooo:rsid="0018561b" officeooo:paragraph-rsid="0018561b" style:font-size-asian="14pt" style:font-size-complex="14pt"/>
    </style:style>
    <style:style style:name="P11" style:family="paragraph" style:parent-style-name="Table_20_Contents">
      <style:paragraph-properties fo:text-align="center" style:justify-single-word="false"/>
      <style:text-properties officeooo:rsid="001a1c7e" officeooo:paragraph-rsid="001a1c7e"/>
    </style:style>
    <style:style style:name="P12" style:family="paragraph" style:parent-style-name="Table_20_Contents">
      <style:paragraph-properties fo:text-align="start" style:justify-single-word="false"/>
      <style:text-properties officeooo:rsid="001d6fa4" officeooo:paragraph-rsid="001d6fa4"/>
    </style:style>
    <style:style style:name="P13" style:family="paragraph" style:parent-style-name="Text_20_body">
      <style:text-properties officeooo:rsid="0017706e" officeooo:paragraph-rsid="0017706e"/>
    </style:style>
    <style:style style:name="P14" style:family="paragraph" style:parent-style-name="Text_20_body">
      <style:paragraph-properties fo:text-align="center" style:justify-single-word="false"/>
      <style:text-properties officeooo:rsid="0017706e" officeooo:paragraph-rsid="0017706e"/>
    </style:style>
    <style:style style:name="P15" style:family="paragraph" style:parent-style-name="Text_20_body">
      <style:paragraph-properties fo:text-align="start" style:justify-single-word="false"/>
      <style:text-properties officeooo:rsid="0017706e" officeooo:paragraph-rsid="0017706e"/>
    </style:style>
    <style:style style:name="P16" style:family="paragraph" style:parent-style-name="Text_20_body">
      <style:paragraph-properties fo:break-before="page"/>
    </style:style>
    <style:style style:name="P17" style:family="paragraph" style:parent-style-name="Text_20_body">
      <style:paragraph-properties fo:text-align="center" style:justify-single-word="false" fo:break-before="page"/>
      <style:text-properties officeooo:rsid="0017706e" officeooo:paragraph-rsid="0017706e"/>
    </style:style>
    <style:style style:name="P18" style:family="paragraph" style:parent-style-name="Standard" style:master-page-name="First_20_Page">
      <style:paragraph-properties style:page-number="auto"/>
    </style:style>
    <style:style style:name="P19" style:family="paragraph" style:parent-style-name="Header">
      <style:paragraph-properties fo:text-align="end" style:justify-single-word="false"/>
      <style:text-properties fo:font-size="8pt" fo:font-style="italic" officeooo:rsid="0023c90d" officeooo:paragraph-rsid="0023c90d" style:font-size-asian="8pt" style:font-style-asian="italic" style:font-size-complex="8pt" style:font-style-complex="italic"/>
    </style:style>
    <style:style style:name="P20"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23c90d" officeooo:paragraph-rsid="0023c90d" style:font-size-asian="8pt" style:font-style-asian="italic" style:font-size-complex="8pt" style:font-style-complex="italic"/>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text-align="start" style:justify-single-word="false"/>
      <style:text-properties fo:font-weight="bold" officeooo:rsid="0023c90d" officeooo:paragraph-rsid="0023c90d" style:font-weight-asian="bold" style:font-weight-complex="bold"/>
    </style:style>
    <style:style style:name="P23" style:family="paragraph" style:parent-style-name="Text_20_body">
      <style:paragraph-properties fo:text-align="start" style:justify-single-word="false"/>
      <style:text-properties fo:font-weight="bold" officeooo:rsid="0023c90d" officeooo:paragraph-rsid="002bd068" style:font-weight-asian="bold" style:font-weight-complex="bold"/>
    </style:style>
    <style:style style:name="P24" style:family="paragraph" style:parent-style-name="Text_20_body" style:list-style-name="L4">
      <style:text-properties fo:font-weight="bold" officeooo:rsid="002445e1" officeooo:paragraph-rsid="00255021" style:font-weight-asian="bold" style:font-weight-complex="bold"/>
    </style:style>
    <style:style style:name="P25" style:family="paragraph" style:parent-style-name="Text_20_body">
      <style:text-properties officeooo:rsid="002445e1" officeooo:paragraph-rsid="002445e1"/>
    </style:style>
    <style:style style:name="P26" style:family="paragraph" style:parent-style-name="Text_20_body" style:list-style-name="L1">
      <style:text-properties officeooo:rsid="002445e1" officeooo:paragraph-rsid="002445e1"/>
    </style:style>
    <style:style style:name="P27" style:family="paragraph" style:parent-style-name="Text_20_body" style:list-style-name="L2">
      <style:text-properties officeooo:rsid="002445e1" officeooo:paragraph-rsid="002445e1"/>
    </style:style>
    <style:style style:name="P28" style:family="paragraph" style:parent-style-name="Text_20_body" style:list-style-name="L4">
      <style:text-properties officeooo:rsid="002445e1" officeooo:paragraph-rsid="00255021"/>
    </style:style>
    <style:style style:name="P29" style:family="paragraph" style:parent-style-name="Text_20_body" style:list-style-name="L4">
      <style:text-properties fo:font-weight="normal" officeooo:rsid="002445e1" officeooo:paragraph-rsid="00255021" style:font-weight-asian="normal" style:font-weight-complex="normal"/>
    </style:style>
    <style:style style:name="P30" style:family="paragraph" style:parent-style-name="Text_20_body" style:list-style-name="L4">
      <style:text-properties fo:font-weight="normal" officeooo:rsid="00266ca3" officeooo:paragraph-rsid="00266ca3" style:font-weight-asian="normal" style:font-weight-complex="normal"/>
    </style:style>
    <style:style style:name="P31" style:family="paragraph" style:parent-style-name="Text_20_body" style:list-style-name="L4">
      <style:text-properties fo:font-weight="normal" officeooo:rsid="00266ca3" officeooo:paragraph-rsid="002a4bbc" style:font-weight-asian="normal" style:font-weight-complex="normal"/>
    </style:style>
    <style:style style:name="P32" style:family="paragraph" style:parent-style-name="Text_20_body" style:list-style-name="L4">
      <style:text-properties fo:font-weight="normal" officeooo:rsid="002a4bbc" officeooo:paragraph-rsid="002a4bbc" style:font-weight-asian="normal" style:font-weight-complex="normal"/>
    </style:style>
    <style:style style:name="P33" style:family="paragraph" style:parent-style-name="Text_20_body">
      <style:text-properties fo:font-weight="normal" officeooo:rsid="002a4bbc" officeooo:paragraph-rsid="002a4bbc" style:font-weight-asian="normal" style:font-weight-complex="normal"/>
    </style:style>
    <style:style style:name="P34" style:family="paragraph" style:parent-style-name="Text_20_body" style:list-style-name="L4">
      <style:text-properties fo:font-weight="normal" officeooo:rsid="002bd068" officeooo:paragraph-rsid="002bd068" style:font-weight-asian="normal" style:font-weight-complex="normal"/>
    </style:style>
    <style:style style:name="P35" style:family="paragraph" style:parent-style-name="Text_20_body" style:list-style-name="L4">
      <style:text-properties fo:font-weight="normal" officeooo:rsid="002dc6a8" officeooo:paragraph-rsid="002dc6a8" style:font-weight-asian="normal" style:font-weight-complex="normal"/>
    </style:style>
    <style:style style:name="P36" style:family="paragraph" style:parent-style-name="Text_20_body" style:list-style-name="L4">
      <style:text-properties fo:font-weight="normal" officeooo:rsid="00310314" officeooo:paragraph-rsid="00310314" style:font-weight-asian="normal" style:font-weight-complex="normal"/>
    </style:style>
    <style:style style:name="P37" style:family="paragraph" style:parent-style-name="Title">
      <style:text-properties officeooo:rsid="0023c90d" officeooo:paragraph-rsid="0023c90d"/>
    </style:style>
    <style:style style:name="P38" style:family="paragraph" style:parent-style-name="Subtitle">
      <style:text-properties officeooo:rsid="0023c90d" officeooo:paragraph-rsid="0023c90d"/>
    </style:style>
    <style:style style:name="P39" style:family="paragraph" style:parent-style-name="Table_20_Contents">
      <style:paragraph-properties fo:text-align="start" style:justify-single-word="false"/>
      <style:text-properties officeooo:rsid="0023c90d" officeooo:paragraph-rsid="0023c90d"/>
    </style:style>
    <style:style style:name="P40" style:family="paragraph" style:parent-style-name="Heading_20_1">
      <style:paragraph-properties fo:break-before="page"/>
      <style:text-properties officeooo:rsid="0023c90d" officeooo:paragraph-rsid="0023c90d"/>
    </style:style>
    <style:style style:name="T1" style:family="text">
      <style:text-properties officeooo:rsid="001d6fa4"/>
    </style:style>
    <style:style style:name="T2" style:family="text">
      <style:text-properties officeooo:rsid="0024b633"/>
    </style:style>
    <style:style style:name="T3" style:family="text">
      <style:text-properties officeooo:rsid="00266ca3"/>
    </style:style>
    <style:style style:name="T4" style:family="text">
      <style:text-properties officeooo:rsid="002a4bbc"/>
    </style:style>
    <style:style style:name="T5" style:family="text">
      <style:text-properties fo:font-weight="bold" style:font-weight-asian="bold" style:font-weight-complex="bold"/>
    </style:style>
    <style:style style:name="T6" style:family="text">
      <style:text-properties officeooo:rsid="002bd068"/>
    </style:style>
    <style:style style:name="T7" style:family="text">
      <style:text-properties officeooo:rsid="002f9807"/>
    </style:style>
    <style:style style:name="T8" style:family="text">
      <style:text-properties officeooo:rsid="0032548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P37">ACTA DE REUNIÓN</text:p>
      <text:p text:style-name="P38">REUNIÓN INTERNA 14/11/201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a3" table:style-name="Tabla3">
        <table:table-column table:style-name="Tabla3.A"/>
        <table:table-column table:style-name="Tabla3.B"/>
        <table:table-row>
          <table:table-cell table:style-name="Tabla3.A1" office:value-type="string">
            <text:p text:style-name="P6">Realizado por:</text:p>
          </table:table-cell>
          <table:table-cell table:style-name="Tabla3.A1" office:value-type="string">
            <text:p text:style-name="P6">García Gonzalez, Andrés</text:p>
            <text:p text:style-name="P6">Vazquez Argumedo, Jesús</text:p>
            <text:p text:style-name="P6">Vazquez Encina, Alejandro</text:p>
            <text:p text:style-name="P6">Vera Recacha, Laura</text:p>
            <text:p text:style-name="P6">Villalba Ramírez, Javier</text:p>
          </table:table-cell>
        </table:table-row>
        <table:table-row>
          <table:table-cell table:style-name="Tabla3.A1" office:value-type="string">
            <text:p text:style-name="P6">Fecha de realización:</text:p>
          </table:table-cell>
          <table:table-cell table:style-name="Tabla3.A1" office:value-type="string">
            <text:p text:style-name="P39">14 de noviembre del 2017</text:p>
          </table:table-cell>
        </table:table-row>
        <table:table-row>
          <table:table-cell table:style-name="Tabla3.A1" office:value-type="string">
            <text:p text:style-name="P6">Revisión:</text:p>
          </table:table-cell>
          <table:table-cell table:style-name="Tabla3.A1" office:value-type="string">
            <text:p text:style-name="P39">1.0</text:p>
          </table:table-cell>
        </table:table-row>
        <table:table-row>
          <table:table-cell table:style-name="Tabla3.A1" office:value-type="string">
            <text:p text:style-name="P12">Contacto:</text:p>
          </table:table-cell>
          <table:table-cell table:style-name="Tabla3.A1" office:value-type="string">
            <text:p text:style-name="P8"><text:a xlink:type="simple" xlink:href="mailto:javvilram@alum.us.es" text:style-name="Internet_20_link" text:visited-style-name="Visited_20_Internet_20_Link"><text:span text:style-name="T1">javvilram@alum.us.es</text:span></text:a></text:p>
          </table:table-cell>
        </table:table-row>
      </table:table>
      <text:p text:style-name="P14"/>
      <text:p text:style-name="P17"/>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1"><text:a xlink:type="simple" xlink:href="#__RefHeading___Toc223_3943606664">Convocatoria<text:tab/>4</text:a></text:p>
          <text:p text:style-name="P21"><text:a xlink:type="simple" xlink:href="#__RefHeading___Toc225_3943606664">Asistentes<text:tab/>4</text:a></text:p>
          <text:p text:style-name="P21"><text:a xlink:type="simple" xlink:href="#__RefHeading___Toc227_3943606664">Puntos del día<text:tab/>4</text:a></text:p>
          <text:p text:style-name="P21"><text:a xlink:type="simple" xlink:href="#__RefHeading___Toc229_3943606664">Desarrollo de la reunión<text:tab/>4</text:a></text:p>
        </text:index-body>
      </text:table-of-content>
      <text:p text:style-name="P15"/>
      <text:p text:style-name="P16"/>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11">Realizada por</text:p>
          </table:table-cell>
          <table:table-cell table:style-name="Tabla4.A2" office:value-type="string">
            <text:p text:style-name="P11">Revisada por</text:p>
          </table:table-cell>
          <table:table-cell table:style-name="Tabla4.A2" office:value-type="string">
            <text:p text:style-name="P11">Aprobada por</text:p>
          </table:table-cell>
          <table:table-cell table:style-name="Tabla4.A2" office:value-type="string">
            <text:p text:style-name="P11">Fecha</text:p>
          </table:table-cell>
          <table:table-cell table:style-name="Tabla4.F2" office:value-type="string">
            <text:p text:style-name="P11">Motivo</text:p>
          </table:table-cell>
        </table:table-row>
        <table:table-row>
          <table:table-cell table:style-name="Tabla4.A3" office:value-type="string">
            <text:p text:style-name="P39">1.0</text:p>
          </table:table-cell>
          <table:table-cell table:style-name="Tabla4.A3" office:value-type="string">
            <text:p text:style-name="P39">Javier Villalba </text:p>
          </table:table-cell>
          <table:table-cell table:style-name="Tabla4.A3" office:value-type="string">
            <text:p text:style-name="P7"/>
          </table:table-cell>
          <table:table-cell table:style-name="Tabla4.A3" office:value-type="string">
            <text:p text:style-name="P7"/>
          </table:table-cell>
          <table:table-cell table:style-name="Tabla4.A3" office:value-type="string">
            <text:p text:style-name="P39">17/11/2017</text:p>
          </table:table-cell>
          <table:table-cell table:style-name="Tabla4.F3" office:value-type="string">
            <text:p text:style-name="P39">Versión inicial del documento.</text:p>
          </table:table-cell>
        </table:table-row>
      </table:table>
      <text:p text:style-name="P15"/>
      <text:h text:style-name="P40" text:outline-level="1"><text:bookmark-start text:name="__RefHeading___Toc223_3943606664"/>Convocatoria<text:bookmark-end text:name="__RefHeading___Toc223_3943606664"/></text:h>
      <text:p text:style-name="P25">Se convoca una reuión interna del equipo vía Skype el 14/11/2017 a las 20:00. Los convocados son todos los integrantes del equipo:</text:p>
      <text:list xml:id="list3132196307" text:style-name="L1">
        <text:list-item>
          <text:p text:style-name="P26">Alejandro Vázquez</text:p>
        </text:list-item>
        <text:list-item>
          <text:p text:style-name="P26">Andrés García</text:p>
        </text:list-item>
        <text:list-item>
          <text:p text:style-name="P26">Javier Villalba</text:p>
        </text:list-item>
        <text:list-item>
          <text:p text:style-name="P26">Jesús Vázquez</text:p>
        </text:list-item>
        <text:list-item>
          <text:p text:style-name="P26">Laura Vera</text:p>
        </text:list-item>
      </text:list>
      <text:h text:style-name="Heading_20_1" text:outline-level="1"><text:bookmark-start text:name="__RefHeading___Toc225_3943606664"/>Asistentes<text:bookmark-end text:name="__RefHeading___Toc225_3943606664"/></text:h>
      <text:p text:style-name="P25">Todos los miembros del equipo han asistido a la reunión <text:span text:style-name="T2">excepto Alejandro que por asuntos personales no ha podido asistir</text:span>.</text:p>
      <text:h text:style-name="Heading_20_1" text:outline-level="1"><text:bookmark-start text:name="__RefHeading___Toc227_3943606664"/>Puntos del día<text:bookmark-end text:name="__RefHeading___Toc227_3943606664"/></text:h>
      <text:list xml:id="list2708304800" text:style-name="L2">
        <text:list-item>
          <text:p text:style-name="P27">Resumen de la situación actual del proyecto</text:p>
        </text:list-item>
        <text:list-item>
          <text:p text:style-name="P27">Realizar estimación <text:span text:style-name="T4">y reparto </text:span>de tareas para el proyecto</text:p>
        </text:list-item>
        <text:list-item>
          <text:p text:style-name="P27">Explicación de las nuevas herramientas a utilizar</text:p>
        </text:list-item>
        <text:list-item>
          <text:p text:style-name="P27">Acordar fecha para reunión de planificación del sprint</text:p>
        </text:list-item>
        <text:list-item>
          <text:p text:style-name="P27">Ruegos y preguntas</text:p>
        </text:list-item>
      </text:list>
      <text:h text:style-name="Heading_20_1" text:outline-level="1"><text:bookmark-start text:name="__RefHeading___Toc229_3943606664"/>Desarrollo de la reunión<text:bookmark-end text:name="__RefHeading___Toc229_3943606664"/></text:h>
      <text:p text:style-name="P23">Hora de inicio: <text:span text:style-name="T3">20:15</text:span></text:p>
      <text:p text:style-name="Text_20_body"/>
      <text:list xml:id="list1611951407" text:style-name="L4">
        <text:list-item>
          <text:p text:style-name="P24">Resumen de la situación actual del proyecto</text:p>
          <text:p text:style-name="P30">Javi recuerda la fecha de entrega de la siguiente iteración y anima al resto del equipo a comenzar las tareas asignadas en cuanto se realice el reparto. Se aclara el retraso del proyecto con respecto a lo que se debería llevar.</text:p>
          <text:p text:style-name="P36">Todos coincid<text:span text:style-name="T8">imos</text:span> en que debemos trabajar un poco más en esta iteración para adelantar el trabajo atrasado.</text:p>
          <text:p text:style-name="P30"/>
        </text:list-item>
        <text:list-item>
          <text:p text:style-name="P24">Realizar estimación <text:span text:style-name="T4">y reparto</text:span> de tareas para el proyecto</text:p>
          <text:p text:style-name="P31">Se recuerda a Jesús que debe rellenar el documento de estimación de tareas. Una vez ha hecho esto, repartimos <text:span text:style-name="T4">las</text:span> tareas necesarias para esta iteración <text:span text:style-name="T4">de tal forma que todos tenga aproximadamente las mismas horas. </text:span></text:p>
          <text:p text:style-name="P31"><text:span text:style-name="T4">Puesto que Alejandro tiene casi 1 hora más de la media de horas asignadas, se le reducirá sus horas asignadas para la próxima iteración de forma equitativa.</text:span></text:p>
          <text:p text:style-name="P35">Jesús propone realizar tareas en paralelo que consistan en revisar los documentos más costosos en tiempo y esfuerzo para mejorar la calidad de los entregables. Tras un breve <text:soft-page-break/>debate de todos los miembros del grupo, se llega a la conclusión que es mejor que las tareas pesadas se realizen entre 2 o más personas, para así tener otro enfoque y mejorar la calidad del documento.</text:p>
          <text:p text:style-name="P32">La coordinación de las tareas asignadas a dos personas depende unicamente de ellos.</text:p>
          <text:p text:style-name="P29"/>
        </text:list-item>
        <text:list-item>
          <text:p text:style-name="P24">Explicación de las nuevas herramientas a utilizar</text:p>
          <text:p text:style-name="P32">Javi explica al grupo el funcionamiento básico de <text:span text:style-name="T6">T</text:span>aiga, como acceder a las tareas y como sincronizar Taiga con el plugin de Toggl.</text:p>
          <text:p text:style-name="P34">Además, se comunica que a partir de ahora las reuniones deben realizarse mediante Gipsi, la aplicación de videollamadas propuesta por el proveedor. </text:p>
          <text:p text:style-name="P34">Por otro lado, se informa que seguiremos usando Toggl y GitHub ya que ambos son OpenSources.</text:p>
          <text:p text:style-name="P34">Finalmente, se propone transladar el grupo de comunicación de emergencia de whatsapp a Telegram para respetar la restricción de OpenSource. <text:span text:style-name="T7">Javi se compromete a crear el grupo de Telegram.</text:span></text:p>
        </text:list-item>
        <text:list-item>
          <text:p text:style-name="P24">Acordar fecha para reunión de planificación del sprint</text:p>
          <text:p text:style-name="P34">Se abre un debate inicial proponiendo el fin de semana como rango de fechas para la primera iteración puesto que se deben realizar 2 reuniones con el cliente antes del 23 de noviembre. Andrés propone realizarla entre semana y todos acordamos proponerle al cliente todas las fechas que van desde hoy 14 de noviembre al domingo 19 de noviembre para la reunión de planificación del sprint, aclarando que si la reunión tiene lugar entre semana, se debe realizar por la tarde y si es los fines de semana se debe realizar los por las mañanas.</text:p>
          <text:p text:style-name="P29"/>
        </text:list-item>
        <text:list-item>
          <text:p text:style-name="P28"><text:span text:style-name="T5">Ruegos y preguntas</text:span></text:p>
          <text:p text:style-name="P32">Se recuerda la fecha para la queden estar listas las tareas asignadas.</text:p>
        </text:list-item>
      </text:list>
      <text:p text:style-name="P33"/>
      <text:p text:style-name="P22">Hora de finalización: <text:span text:style-name="T4">20: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23c90d" officeooo:paragraph-rsid="0023c90d" style:font-size-asian="8pt" style:font-style-asian="italic" style:font-size-complex="8pt" style:font-style-complex="italic"/>
    </style:style>
    <style:style style:name="MP2"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M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MP4"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officeooo:rsid="0023c90d" officeooo:paragraph-rsid="0023c90d" style:font-size-asian="8pt" style:font-style-asian="italic" style:font-size-complex="8pt" style:font-style-complex="italic"/>
    </style:style>
    <style:style style:name="MP6" style:family="paragraph" style:parent-style-name="Table_20_Contents">
      <style:text-properties fo:font-size="8pt" officeooo:rsid="001711eb" officeooo:paragraph-rsid="001711eb"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99cm" fo:margin-left="0cm" fo:margin-right="0cm" fo:margin-bottom="0.499cm" fo:background-color="transparent" style:dynamic-spacing="true" draw:fill="none" draw:fill-color="#99ccff"/>
      </style:header-style>
      <style:footer-style>
        <style:header-footer-properties svg:height="0.34cm" fo:margin-left="0cm" fo:margin-right="0cm" fo:margin-top="0.499cm" fo:background-color="transparent" style:dynamic-spacing="tru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CTA DE REUNIÓN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ACTA DE REUNIÓN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30S</meta:editing-duration>
    <meta:editing-cycles>23</meta:editing-cycles>
    <meta:generator>LibreOffice/5.4.2.2$Windows_X86_64 LibreOffice_project/22b09f6418e8c2d508a9eaf86b2399209b0990f4</meta:generator>
    <dc:date>2017-11-14T21:12:39.278000000</dc:date>
    <meta:document-statistic meta:table-count="4" meta:image-count="0" meta:object-count="0" meta:page-count="5" meta:paragraph-count="74" meta:word-count="647" meta:character-count="3768" meta:non-whitespace-character-count="3215"/>
    <meta:user-defined meta:name="Info 1"/>
    <meta:user-defined meta:name="Info 2"/>
    <meta:user-defined meta:name="Info 3"/>
    <meta:user-defined meta:name="Info 4"/>
  </office:meta>
</office:document-meta>
</file>